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Preformatted_20_Text">
      <style:text-properties style:font-name="Liberation Serif" fo:font-size="14pt" officeooo:rsid="0001355f" officeooo:paragraph-rsid="0001355f" style:font-size-asian="14pt" style:font-size-complex="14pt"/>
    </style:style>
    <style:style style:name="P3" style:family="paragraph" style:parent-style-name="Preformatted_20_Text">
      <style:text-properties style:font-name="Liberation Serif" fo:font-size="14pt" style:text-underline-style="solid" style:text-underline-width="auto" style:text-underline-color="font-color" fo:font-weight="bold" officeooo:rsid="0001355f" officeooo:paragraph-rsid="0001355f" style:font-size-asian="14pt"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EK 5 – NEURAL NETWORKS</text:p>
      <text:p text:style-name="P2"/>
      <text:p text:style-name="P2"/>
      <text:p text:style-name="P3">COST FUNCTION</text:p>
      <text:p text:style-name="P2"/>
      <text:p text:style-name="P2">We have added a few nested summations to account for our multiple output nodes. In the first part of the equation, before the square brackets, we have an additional nested summation that loops through the number of output nodes.In the regularization part, after the square brackets, we must account for multiple theta matrices. The number of columns in our current theta matrix is equal to the number of nodes in our current layer (including the bias unit). The number of rows in our current theta matrix is equal to the number of nodes in the next layer (excluding the bias unit). As before with logistic regression, we square every term.</text:p>
      <text:p text:style-name="P2"/>
      <text:p text:style-name="P3">FORWARD PROPAGATION</text:p>
      <text:p text:style-name="P2"/>
      <text:p text:style-name="P2">Forward Propagation just computes the activation unit of every layer and with the help of that computes the activation unit of all the units of the next layer. This is called Forward propagation.</text:p>
      <text:p text:style-name="P2"/>
      <text:p text:style-name="P3">BACKPROPAGATION ALGORITHM</text:p>
      <text:p text:style-name="P2"/>
      <text:p text:style-name="P2">Backpropagation Algorithm minimizes our cost function. Instead of computing</text:p>
      <text:p text:style-name="P2">Q1,Q2.....,Qn like as in gradient descent algorithm what this algorithm does is</text:p>
      <text:p text:style-name="P2">it calculates error term for every node of all the layers starting from the last layer till the second layer . Hence the name propagation. We don't find the error of the first layer as we don't want to alter the input layer.</text:p>
      <text:p text:style-name="P2"/>
      <text:p text:style-name="P3">GRADIENT CHECKING</text:p>
      <text:p text:style-name="P2"/>
      <text:p text:style-name="P2">Gradient checking will assure that our backpropagation works as intended. <text:tab/>Once you have verified once that your backpropagation algorithm is correct, you don't need to compute gradApprox again. The code to compute gradApprox can be very slow.</text:p>
      <text:p text:style-name="P2"/>
      <text:p text:style-name="P3">RANDOM INITIALIZATION</text:p>
      <text:p text:style-name="P2"/>
      <text:p text:style-name="P2">All the weights or parameters should not be initialized with 0 as this makes the neural network learning algorithm learn only 1 type of feature. Therefore what we do is we randomly allot values to the our weight matrices or parameter matri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20T00:44:33.446986130</dc:date>
    <meta:document-statistic meta:table-count="0" meta:image-count="0" meta:object-count="0" meta:page-count="1" meta:paragraph-count="13" meta:word-count="301" meta:character-count="1818" meta:non-whitespace-character-count="1529"/>
    <meta:generator>LibreOffice/4.2.8.2$Linux_X86_64 LibreOffice_project/420m0$Build-2</meta:generator>
  </office:meta>
</office:document-meta>
</file>